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erdana" svg:font-family="Verdana, Arial, Helvetica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text-properties style:font-name="Arial" style:text-underline-style="none" fo:font-weight="normal" style:font-weight-asian="normal" style:font-weight-complex="normal"/>
    </style:style>
    <style:style style:name="P4" style:family="paragraph" style:parent-style-name="Standard" style:master-page-name="">
      <style:paragraph-properties fo:margin-left="0cm" fo:margin-right="-0.499cm" fo:text-indent="0cm" style:auto-text-indent="false" style:page-number="auto"/>
      <style:text-properties style:font-name="Arial" style:text-underline-style="none" fo:font-weight="normal" style:font-weight-asian="normal" style:font-weight-complex="normal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 style:list-style-name="L2">
      <style:text-properties style:font-name="Arial" fo:font-weight="bold" style:font-weight-asian="bold" style:font-weight-complex="bold"/>
    </style:style>
    <style:style style:name="P8" style:family="paragraph" style:parent-style-name="Standard">
      <style:text-properties style:font-name="Arial" style:text-underline-style="solid" style:text-underline-width="auto" style:text-underline-color="font-color"/>
    </style:style>
    <style:style style:name="P9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P11" style:family="paragraph" style:parent-style-name="Standard">
      <style:text-properties style:font-name="Arial" style:text-underline-style="none"/>
    </style:style>
    <style:style style:name="P12" style:family="paragraph" style:parent-style-name="Standard">
      <style:text-properties style:font-name="Arial" fo:font-weight="normal" style:font-weight-asian="normal" style:font-weight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s de Procedimientos</text:p>
      <text:p text:style-name="P1"/>
      <text:p text:style-name="P1"/>
      <text:p text:style-name="P6">A) ¿Como se crea un procedimiento en oracle y mysql?</text:p>
      <text:p text:style-name="P1"/>
      <text:p text:style-name="P8">MySQL</text:p>
      <text:p text:style-name="P11"><text:tab/>CREATE PROCEDURE 'nombre' ( [parameter1, parameter2] )</text:p>
      <text:p text:style-name="P11"><text:tab/>BEGIN</text:p>
      <text:p text:style-name="P11"><text:s text:c="4"/><text:tab/><text:tab/>//instrucciones</text:p>
      <text:p text:style-name="P11"><text:tab/>END</text:p>
      <text:p text:style-name="P1"/>
      <text:p text:style-name="P1">En 'nombre' pondremos el nombre del procedimiento.</text:p>
      <text:p text:style-name="P1"/>
      <text:p text:style-name="P1">En el paréntesis que sigue al nombre introducimos los parámetros de entrada separados por coma (si tiene parámetros de entrada).</text:p>
      <text:p text:style-name="P1"/>
      <text:p text:style-name="P1">Señalamos donde van a empezar las instrucciones del procedimiento con la palabra 'BEGIN' y cerramos con 'END'</text:p>
      <text:p text:style-name="P1"/>
      <text:p text:style-name="P9">Oracle</text:p>
      <text:p text:style-name="P3"><text:tab/>CREATE {OR REPLACE} PROCEDURE 'nombre'(param1 tipo, ... )</text:p>
      <text:p text:style-name="P3"><text:tab/>IS</text:p>
      <text:p text:style-name="P3"><text:s/><text:tab/>BEGIN</text:p>
      <text:p text:style-name="P3"><text:s/><text:tab/><text:tab/>//instrucciones</text:p>
      <text:p text:style-name="P4"><text:tab/>END</text:p>
      <text:p text:style-name="P1"/>
      <text:p text:style-name="P1">'OR REPLACE' se escribe si queremos sobrescribir un procedimiento ya existente.</text:p>
      <text:p text:style-name="P1"/>
      <text:p text:style-name="P6">B) ¿Para qué utilizamos la clase CallableStatement?</text:p>
      <text:p text:style-name="P12">Esta clase nos permitirá ejecutar procesos almacenados de la base de datos.</text:p>
      <text:p text:style-name="P12"/>
      <text:p text:style-name="P6"><text:span text:style-name="T1">(El interior del corchete es opcional)</text:span></text:p>
      <text:p text:style-name="P12"/>
      <text:p text:style-name="P12">- Para llamar a un procedimiento lo haremos así:</text:p>
      <text:p text:style-name="P6">{call nombre_procedure [(?,?,?,...)] }</text:p>
      <text:p text:style-name="P6"><text:span text:style-name="T1"/></text:p>
      <text:p text:style-name="P6"><text:span text:style-name="T1">- Para llamar a un procedimiento que devuelve un resultado lo haremos así:</text:span></text:p>
      <text:p text:style-name="P6">{? = call nombre_procedure [(?, ?, …)] }</text:p>
      <text:p text:style-name="P6"/>
      <text:p text:style-name="P12">-Para llamar a un procedimiento sin parámetros lo haremos así:</text:p>
      <text:p text:style-name="P6">{call nombre_procedure}</text:p>
      <text:p text:style-name="P6"/>
      <text:p text:style-name="P13"><text:span text:style-name="T2">C) Realizar un procedimiento que reciba un numero de departamento y devuelva el nombre, salario mas alto y más bajo del departamento.</text:span></text:p>
      <text:p text:style-name="P13"><text:span text:style-name="T2"/></text:p>
      <text:p text:style-name="P14"><text:span text:style-name="T2">(Está hecho en el archivo del ejercicio de eclipse.)</text:span></text:p>
      <text:p text:style-name="P13"/>
      <text:p text:style-name="P13"/>
      <text:p text:style-name="P13"/>
      <text:p text:style-name="P13"/>
      <text:p text:style-name="P13"/>
      <text:p text:style-name="P13"/>
      <text:list xml:id="list497325147381493666" text:style-name="L2">
        <text:list-header>
          <text:p text:style-name="P7"><text:soft-page-break/>D) ¿Donde has encontrado la información? ¿Como citarías las referencias bibliográficas?</text:p>
        </text:list-header>
      </text:list>
      <text:p text:style-name="P6"/>
      <text:p text:style-name="P10">He encontrado la información en las siguientes páginas webs:</text:p>
      <text:p text:style-name="P12"><text:a xlink:type="simple" xlink:href="https://dev.mysql.com/doc/refman/8.0/en/create-procedure.html" text:style-name="Internet_20_link" text:visited-style-name="Visited_20_Internet_20_Link">https://dev.mysql.com/doc/refman/8.0/en/create-procedure.html</text:a></text:p>
      <text:p text:style-name="P12"><text:a xlink:type="simple" xlink:href="https://www.oracletutorial.com/plsql-tutorial/plsql-procedure/" text:style-name="Internet_20_link" text:visited-style-name="Visited_20_Internet_20_Link">https://www.oracletutorial.com/plsql-tutorial/plsql-procedure/</text:a></text:p>
      <text:p text:style-name="P6"/>
      <text:p text:style-name="P12"><text:a xlink:type="simple" xlink:href="http://www.euskalnet.net/jaoprogramador/j2ee/JDBC/jdbc25.html" text:style-name="Internet_20_link" text:visited-style-name="Visited_20_Internet_20_Link">http://www.euskalnet.net/jaoprogramador/j2ee/JDBC/jdbc25.html</text:a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erdana" svg:font-family="Verdana, Arial, Helvetica, sans-serif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>
      <style:text-properties style:font-name="Ari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8T10:46:31.99</meta:creation-date>
    <dc:date>2019-11-19T09:21:40.47</dc:date>
    <meta:editing-duration>PT2H36M38S</meta:editing-duration>
    <meta:editing-cycles>3</meta:editing-cycles>
    <meta:generator>OpenOffice/4.1.6$Win32 OpenOffice.org_project/416m1$Build-9790</meta:generator>
    <meta:document-statistic meta:table-count="0" meta:image-count="0" meta:object-count="0" meta:page-count="2" meta:paragraph-count="33" meta:word-count="217" meta:character-count="1598"/>
  </office:meta>
</office:document-meta>
</file>